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3193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1.2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4000"/>
      <style:text-properties fo:color="#c9211e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0000"/>
      <style:text-properties fo:color="#c9211e"/>
    </style:style>
    <style:style style:name="ce5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ex RPS" table:style-name="ta1">
        <table:shapes>
          <draw:frame draw:z-index="0" draw:style-name="gr1" draw:text-style-name="P1" svg:width="9.3047in" svg:height="5.2335in" svg:x="0.0547in" svg:y="2.4953in">
            <draw:object draw:notify-on-update-of-ranges="'Index RPS'.A1:'Index RPS'.A1 'Index RPS'.B1:'Index RPS'.B1 'Index RPS'.B2:'Index RPS'.B13 'Index RPS'.C1:'Index RPS'.C1 'Index RPS'.C2:'Index RPS'.C13 'Index RPS'.D1:'Index RPS'.D1 'Index RPS'.D2:'Index RPS'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sychicHTTP</text:p>
          </table:table-cell>
          <table:table-cell office:value-type="string" calcext:value-type="string">
            <text:p>ArduinoMongoose</text:p>
          </table:table-cell>
          <table:table-cell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19" calcext:value-type="float">
            <text:p>25.19</text:p>
          </table:table-cell>
          <table:table-cell office:value-type="float" office:value="12.47" calcext:value-type="float">
            <text:p>12.47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64" calcext:value-type="float">
            <text:p>35.64</text:p>
          </table:table-cell>
          <table:table-cell office:value-type="float" office:value="18.9" calcext:value-type="float">
            <text:p>18.9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2" calcext:value-type="float">
            <text:p>43.32</text:p>
          </table:table-cell>
          <table:table-cell office:value-type="float" office:value="25.99" calcext:value-type="float">
            <text:p>25.99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7" calcext:value-type="float">
            <text:p>48.87</text:p>
          </table:table-cell>
          <table:table-cell office:value-type="float" office:value="29.05" calcext:value-type="float">
            <text:p>29.05</text:p>
          </table:table-cell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29" calcext:value-type="float">
            <text:p>54.29</text:p>
          </table:table-cell>
          <table:table-cell office:value-type="float" office:value="33.19" calcext:value-type="float">
            <text:p>33.19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3" calcext:value-type="float">
            <text:p>58.3</text:p>
          </table:table-cell>
          <table:table-cell office:value-type="float" office:value="35.75" calcext:value-type="float">
            <text:p>35.7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4" calcext:value-type="float">
            <text:p>61.44</text:p>
          </table:table-cell>
          <table:table-cell office:value-type="float" office:value="36.64" calcext:value-type="float">
            <text:p>36.6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99" calcext:value-type="float">
            <text:p>62.99</text:p>
          </table:table-cell>
          <table:table-cell office:value-type="float" office:value="37.92" calcext:value-type="float">
            <text:p>37.9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.7" calcext:value-type="float">
            <text:p>61.7</text:p>
          </table:table-cell>
          <table:table-cell office:value-type="float" office:value="37.42" calcext:value-type="float">
            <text:p>37.42</text:p>
          </table:table-cell>
          <table:table-cell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.42" calcext:value-type="float">
            <text:p>61.42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61.085" calcext:value-type="float">
            <text:p>61.085</text:p>
          </table:table-cell>
          <table:table-cell table:style-name="ce2"/>
          <table:table-cell office:value-type="float" office:value="1.34" calcext:value-type="float">
            <text:p>1.3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.75" calcext:value-type="float">
            <text:p>60.75</text:p>
          </table:table-cell>
          <table:table-cell table:style-name="ce3"/>
          <table:table-cell table:number-columns-repeated="6"/>
        </table:table-row>
      </table:table>
      <table:table table:name="Index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Index Latency'.A2:'Index Latency'.A13 'Index Latency'.B1:'Index Latency'.B1 'Index Latency'.B2:'Index Latency'.B13 'Index Latency'.D1:'Index Latency'.D1 'Index Latency'.D2:'Index Latency'.D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sychicHTTP</text:p>
          </table:table-cell>
          <table:table-cell office:value-type="string" calcext:value-type="string">
            <text:p>ArduinoMongoose</text:p>
          </table:table-cell>
          <table:table-cell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16" calcext:value-type="float">
            <text:p>39.16</text:p>
          </table:table-cell>
          <table:table-cell office:value-type="float" office:value="15024" calcext:value-type="float">
            <text:p>15024</text:p>
          </table:table-cell>
          <table:table-cell office:value-type="float" office:value="93.84" calcext:value-type="float">
            <text:p>93.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.52" calcext:value-type="float">
            <text:p>55.52</text:p>
          </table:table-cell>
          <table:table-cell office:value-type="float" office:value="14925" calcext:value-type="float">
            <text:p>14925</text:p>
          </table:table-cell>
          <table:table-cell office:value-type="float" office:value="56.09" calcext:value-type="float">
            <text:p>56.0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63" calcext:value-type="float">
            <text:p>66.63</text:p>
          </table:table-cell>
          <table:table-cell office:value-type="float" office:value="15066" calcext:value-type="float">
            <text:p>15066</text:p>
          </table:table-cell>
          <table:table-cell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32" calcext:value-type="float">
            <text:p>81.32</text:p>
          </table:table-cell>
          <table:table-cell office:value-type="float" office:value="15144" calcext:value-type="float">
            <text:p>15144</text:p>
          </table:table-cell>
          <table:table-cell office:value-type="float" office:value="86.55" calcext:value-type="float">
            <text:p>86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54" calcext:value-type="float">
            <text:p>91.54</text:p>
          </table:table-cell>
          <table:table-cell office:value-type="float" office:value="15042" calcext:value-type="float">
            <text:p>15042</text:p>
          </table:table-cell>
          <table:table-cell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.35" calcext:value-type="float">
            <text:p>102.35</text:p>
          </table:table-cell>
          <table:table-cell office:value-type="float" office:value="15008" calcext:value-type="float">
            <text:p>15008</text:p>
          </table:table-cell>
          <table:table-cell office:value-type="float" office:value="113.25" calcext:value-type="float">
            <text:p>113.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.4" calcext:value-type="float">
            <text:p>113.4</text:p>
          </table:table-cell>
          <table:table-cell office:value-type="float" office:value="15124" calcext:value-type="float">
            <text:p>15124</text:p>
          </table:table-cell>
          <table:table-cell office:value-type="float" office:value="127.81" calcext:value-type="float">
            <text:p>127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53" calcext:value-type="float">
            <text:p>110.53</text:p>
          </table:table-cell>
          <table:table-cell office:value-type="float" office:value="15139" calcext:value-type="float">
            <text:p>15139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5108" calcext:value-type="float">
            <text:p>15108</text:p>
          </table:table-cell>
          <table:table-cell table:style-name="ce1" office:value-type="float" office:value="109.58" calcext:value-type="float">
            <text:p>109.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.43" calcext:value-type="float">
            <text:p>113.43</text:p>
          </table:table-cell>
          <table:table-cell office:value-type="float" office:value="15135" calcext:value-type="float">
            <text:p>15135</text:p>
          </table:table-cell>
          <table:table-cell table:style-name="ce1" office:value-type="float" office:value="103.97" calcext:value-type="float">
            <text:p>103.9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table:formula="of:=([.B11]+[.B13])/2" office:value-type="float" office:value="114.06" calcext:value-type="float">
            <text:p>114.06</text:p>
          </table:table-cell>
          <table:table-cell table:style-name="ce4"/>
          <table:table-cell table:style-name="ce1" office:value-type="float" office:value="121.5" calcext:value-type="float">
            <text:p>121.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69" calcext:value-type="float">
            <text:p>114.69</text:p>
          </table:table-cell>
          <table:table-cell table:style-name="ce5"/>
          <table:table-cell table:style-name="ce4"/>
          <table:table-cell table:number-columns-repeated="5"/>
        </table:table-row>
      </table:table>
      <table:table table:name="Websocket RPS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RPS'.A1:'Websocket RPS'.A1 'Websocket RPS'.A2:'Websocket RPS'.A12 'Websocket RPS'.B1:'Websocket RPS'.B1 'Websocket RPS'.B2:'Websocket RPS'.B12 'Websocket RPS'.C1:'Websocket RPS'.C1 'Websocket RPS'.C2:'Websocket RPS'.C12 'Websocket RPS'.D1:'Websocket RPS'.D1 'Websocket RPS'.D2:'Websocket RPS'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sychicHTTP</text:p>
          </table:table-cell>
          <table:table-cell office:value-type="string" calcext:value-type="string">
            <text:p>ArduinoMongoose</text:p>
          </table:table-cell>
          <table:table-cell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5"/>
        </table:table-row>
      </table:table>
      <table:table table:name="Websocket Latency" table:style-name="ta1">
        <table:shapes>
          <draw:frame draw:z-index="0" draw:style-name="gr1" draw:text-style-name="P1" svg:width="9.3047in" svg:height="5.2335in" svg:x="0.0547in" svg:y="2.4953in">
            <draw:object draw:notify-on-update-of-ranges="'Websocket Latency'.A2:'Websocket Latency'.A12 'Websocket Latency'.B1:'Websocket Latency'.B1 'Websocket Latency'.B2:'Websocket Latency'.B12 'Websocket Latency'.C1:'Websocket Latency'.C1 'Websocket Latency'.C2:'Websocket Latency'.C12 'Websocket Latency'.D1:'Websocket Latency'.D1 'Websocket Latency'.D2:'Websocket Latency'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sychicHTTP</text:p>
          </table:table-cell>
          <table:table-cell office:value-type="string" calcext:value-type="string">
            <text:p>ArduinoMongoose</text:p>
          </table:table-cell>
          <table:table-cell office:value-type="string" calcext:value-type="string">
            <text:p>ESPAsyncTC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1" calcext:value-type="float">
            <text:p>37.1</text:p>
          </table:table-cell>
          <table:table-cell office:value-type="float" office:value="20.2" calcext:value-type="float">
            <text:p>20.2</text:p>
          </table:table-cell>
          <table:table-cell office:value-type="float" office:value="19.7" calcext:value-type="float">
            <text:p>19.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" calcext:value-type="float">
            <text:p>43.3</text:p>
          </table:table-cell>
          <table:table-cell office:value-type="float" office:value="23.6" calcext:value-type="float">
            <text:p>23.6</text:p>
          </table:table-cell>
          <table:table-cell office:value-type="float" office:value="21.4" calcext:value-type="float">
            <text:p>21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9" calcext:value-type="float">
            <text:p>49.9</text:p>
          </table:table-cell>
          <table:table-cell office:value-type="float" office:value="26.9" calcext:value-type="float">
            <text:p>26.9</text:p>
          </table:table-cell>
          <table:table-cell office:value-type="float" office:value="24.4" calcext:value-type="float">
            <text:p>24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.2" calcext:value-type="float">
            <text:p>54.2</text:p>
          </table:table-cell>
          <table:table-cell office:value-type="float" office:value="29.6" calcext:value-type="float">
            <text:p>29.6</text:p>
          </table:table-cell>
          <table:table-cell office:value-type="float" office:value="27.3" calcext:value-type="float">
            <text:p>27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6" calcext:value-type="float">
            <text:p>59.6</text:p>
          </table:table-cell>
          <table:table-cell office:value-type="float" office:value="32.6" calcext:value-type="float">
            <text:p>32.6</text:p>
          </table:table-cell>
          <table:table-cell office:value-type="float" office:value="31.3" calcext:value-type="float">
            <text:p>31.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5.1" calcext:value-type="float">
            <text:p>35.1</text:p>
          </table:table-cell>
          <table:table-cell office:value-type="float" office:value="32.5" calcext:value-type="float">
            <text:p>32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1" calcext:value-type="float">
            <text:p>70.1</text:p>
          </table:table-cell>
          <table:table-cell office:value-type="float" office:value="35.4" calcext:value-type="float">
            <text:p>35.4</text:p>
          </table:table-cell>
          <table:table-cell office:value-type="float" office:value="35.9" calcext:value-type="float">
            <text:p>35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2" calcext:value-type="float">
            <text:p>66.2</text:p>
          </table:table-cell>
          <table:table-cell office:value-type="float" office:value="35.6" calcext:value-type="float">
            <text:p>35.6</text:p>
          </table:table-cell>
          <table:table-cell table:style-name="ce1" office:value-type="float" office:value="34.4" calcext:value-type="float">
            <text:p>34.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54.2" calcext:value-type="float">
            <text:p>54.2</text:p>
          </table:table-cell>
          <table:table-cell table:style-name="ce1" office:value-type="float" office:value="36.4" calcext:value-type="float">
            <text:p>36.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.7" calcext:value-type="float">
            <text:p>65.7</text:p>
          </table:table-cell>
          <table:table-cell office:value-type="float" office:value="57.7" calcext:value-type="float">
            <text:p>57.7</text:p>
          </table:table-cell>
          <table:table-cell table:style-name="ce1" office:value-type="float" office:value="37.2" calcext:value-type="float">
            <text:p>37.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1-27T20:37:17.383812591</meta:creation-date>
    <dc:date>2023-11-27T22:32:52.878324048</dc:date>
    <meta:editing-duration>PT1H45M</meta:editing-duration>
    <meta:editing-cycles>47</meta:editing-cycles>
    <meta:generator>LibreOffice/7.2.2.2$MacOSX_X86_64 LibreOffice_project/02b2acce88a210515b4a5bb2e46cbfb63fe97d56</meta:generator>
    <meta:document-statistic meta:table-count="4" meta:cell-count="1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6.414cm" svg:y="0.4cm" chart:style-name="ch2">
          <text:p>Index Requests / Second Performance (~4kb char*)</text:p>
        </chart:title>
        <chart:legend chart:legend-position="end" svg:x="19.371cm" svg:y="5.845cm" style:legend-expansion="high" chart:style-name="ch3"/>
        <chart:plot-area chart:style-name="ch4" table:cell-range-address="'Index RPS'.A1:'Index RPS'.D1 'Index RPS'.B2:'Index RPS'.D13" chart:data-source-has-labels="both" svg:x="1.793cm" svg:y="1.462cm" svg:width="17.106cm" svg:height="10.616cm">
          <chart:coordinate-region svg:x="2.444cm" svg:y="1.663cm" svg:width="16.253cm" svg:height="9.765cm"/>
          <chart:axis chart:dimension="x" chart:name="primary-x" chart:style-name="ch5">
            <chart:title svg:x="8.369cm" svg:y="12.343cm" chart:style-name="ch6">
              <text:p>Simultaneous Connections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RPS'.B2:'Index RPS'.B13" chart:label-cell-address="'Index RPS'.B1:'Index RPS'.B1" chart:class="chart:line">
            <chart:data-point chart:repeated="12"/>
          </chart:series>
          <chart:series chart:attached-axis="primary-y" chart:style-name="ch11" chart:values-cell-range-address="'Index RPS'.C2:'Index RPS'.C13" chart:label-cell-address="'Index RPS'.C1:'Index RPS'.C1" chart:class="chart:line">
            <chart:data-point chart:repeated="12"/>
          </chart:series>
          <chart:series chart:attached-axis="primary-y" chart:style-name="ch12" chart:values-cell-range-address="'Index RPS'.D2:'Index RPS'.D13" chart:label-cell-address="'Index RPS'.D1:'Index RPS'.D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RPS'.B1:'Index RPS'.B1</svg:desc>
                </draw:g>
              </table:table-cell>
              <table:table-cell office:value-type="string">
                <text:p>ArduinoMongoose</text:p>
                <draw:g>
                  <svg:desc>'Index RPS'.C1:'Index RPS'.C1</svg:desc>
                </draw:g>
              </table:table-cell>
              <table:table-cell office:value-type="string">
                <text:p>ESPAsyncTCP</text:p>
                <draw:g>
                  <svg:desc>'Index RPS'.D1:'Index RPS'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.19">
                <text:p>25.19</text:p>
                <draw:g>
                  <svg:desc>'Index RPS'.B2:'Index RPS'.B13</svg:desc>
                </draw:g>
              </table:table-cell>
              <table:table-cell office:value-type="float" office:value="12.47">
                <text:p>12.47</text:p>
                <draw:g>
                  <svg:desc>'Index RPS'.C2:'Index RPS'.C13</svg:desc>
                </draw:g>
              </table:table-cell>
              <table:table-cell office:value-type="float" office:value="0.1">
                <text:p>0.1</text:p>
                <draw:g>
                  <svg:desc>'Index RPS'.D2:'Index RPS'.D13</svg:desc>
                </draw:g>
              </table:table-cell>
            </table:table-row>
            <table:table-row>
              <table:table-cell office:value-type="string"/>
              <table:table-cell office:value-type="float" office:value="35.64">
                <text:p>35.64</text:p>
              </table:table-cell>
              <table:table-cell office:value-type="float" office:value="18.9">
                <text:p>18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43.32">
                <text:p>43.32</text:p>
              </table:table-cell>
              <table:table-cell office:value-type="float" office:value="25.99">
                <text:p>25.9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48.87">
                <text:p>48.87</text:p>
              </table:table-cell>
              <table:table-cell office:value-type="float" office:value="29.05">
                <text:p>29.0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54.29">
                <text:p>54.29</text:p>
              </table:table-cell>
              <table:table-cell office:value-type="float" office:value="33.19">
                <text:p>33.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58.3">
                <text:p>58.3</text:p>
              </table:table-cell>
              <table:table-cell office:value-type="float" office:value="35.75">
                <text:p>35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61.44">
                <text:p>61.44</text:p>
              </table:table-cell>
              <table:table-cell office:value-type="float" office:value="36.64">
                <text:p>36.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62.99">
                <text:p>62.99</text:p>
              </table:table-cell>
              <table:table-cell office:value-type="float" office:value="37.92">
                <text:p>37.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61.7">
                <text:p>61.7</text:p>
              </table:table-cell>
              <table:table-cell office:value-type="float" office:value="37.42">
                <text:p>37.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61.42">
                <text:p>61.42</text:p>
              </table:table-cell>
              <table:table-cell office:value-type="float" office:value="37.59">
                <text:p>37.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61.085">
                <text:p>61.085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/>
              <table:table-cell office:value-type="float" office:value="60.75">
                <text:p>6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554cm" svg:y="0.4cm" chart:style-name="ch2">
          <text:p>Index Latency Performance (~4kb char*)</text:p>
        </chart:title>
        <chart:legend chart:legend-position="end" svg:x="19.871cm" svg:y="6.096cm" style:legend-expansion="high" chart:style-name="ch3"/>
        <chart:plot-area chart:style-name="ch4" table:cell-range-address="'Index Latency'.A2:'Index Latency'.B13 'Index Latency'.A1:'Index Latency'.B1 'Index Latency'.D1:'Index Latency'.D13" chart:data-source-has-labels="both" svg:x="1.453cm" svg:y="1.462cm" svg:width="17.946cm" svg:height="10.616cm">
          <chart:coordinate-region svg:x="2.104cm" svg:y="1.663cm" svg:width="16.893cm" svg:height="9.765cm"/>
          <chart:axis chart:dimension="x" chart:name="primary-x" chart:style-name="ch5" chartooo:axis-type="auto">
            <chartooo:date-scale/>
            <chart:title svg:x="8.449cm" svg:y="12.343cm" chart:style-name="ch6">
              <text:p>Simultaneous Connections</text:p>
            </chart:title>
            <chart:categories table:cell-range-address="'Index Latency'.A2:'Index Latency'.A13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Index Latency'.B2:'Index Latency'.B13" chart:label-cell-address="'Index Latency'.B1:'Index Latency'.B1" chart:class="chart:line">
            <chart:data-point chart:repeated="12"/>
          </chart:series>
          <chart:series chart:attached-axis="primary-y" chart:style-name="ch11" chart:values-cell-range-address="'Index Latency'.D2:'Index Latency'.D13" chart:label-cell-address="'Index Latency'.D1:'Index Latency'.D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Index Latency'.B1:'Index Latency'.B1</svg:desc>
                </draw:g>
              </table:table-cell>
              <table:table-cell office:value-type="string">
                <text:p>ESPAsyncTCP</text:p>
                <draw:g>
                  <svg:desc>'Index Latency'.D1:'Index Latenc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dex Latency'.A2:'Index Latency'.A13</svg:desc>
                </draw:g>
              </table:table-cell>
              <table:table-cell office:value-type="float" office:value="39.16">
                <text:p>39.16</text:p>
                <draw:g>
                  <svg:desc>'Index Latency'.B2:'Index Latency'.B13</svg:desc>
                </draw:g>
              </table:table-cell>
              <table:table-cell office:value-type="float" office:value="93.84">
                <text:p>93.84</text:p>
                <draw:g>
                  <svg:desc>'Index Latency'.D2:'Index Latency'.D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.52">
                <text:p>55.52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63">
                <text:p>66.63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32">
                <text:p>81.32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.54">
                <text:p>91.54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2.35">
                <text:p>102.35</text:p>
              </table:table-cell>
              <table:table-cell office:value-type="float" office:value="113.25">
                <text:p>113.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.4">
                <text:p>113.4</text:p>
              </table:table-cell>
              <table:table-cell office:value-type="float" office:value="127.81">
                <text:p>127.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.53">
                <text:p>110.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2.81">
                <text:p>112.81</text:p>
              </table:table-cell>
              <table:table-cell office:value-type="float" office:value="109.58">
                <text:p>109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.43">
                <text:p>113.43</text:p>
              </table:table-cell>
              <table:table-cell office:value-type="float" office:value="103.97">
                <text:p>103.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4.06">
                <text:p>114.06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.69">
                <text:p>114.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7.164cm" svg:y="0.4cm" chart:style-name="ch2">
          <text:p>Websocket Requests / Second Performance</text:p>
        </chart:title>
        <chart:legend chart:legend-position="end" svg:x="19.371cm" svg:y="5.845cm" style:legend-expansion="high" chart:style-name="ch3"/>
        <chart:plot-area chart:style-name="ch4" table:cell-range-address="'Websocket RPS'.A1:'Websocket RPS'.D12" chart:data-source-has-labels="both" svg:x="1.793cm" svg:y="1.462cm" svg:width="17.106cm" svg:height="10.616cm">
          <chart:coordinate-region svg:x="2.644cm" svg:y="1.664cm" svg:width="16.053cm" svg:height="9.764cm"/>
          <chart:axis chart:dimension="x" chart:name="primary-x" chart:style-name="ch5" chartooo:axis-type="auto">
            <chartooo:date-scale/>
            <chart:title svg:x="8.369cm" svg:y="12.343cm" chart:style-name="ch6">
              <text:p>Simultaneous Connections</text:p>
            </chart:title>
            <chart:categories table:cell-range-address="'Websocket RPS'.A2:'Websocket RPS'.A12"/>
          </chart:axis>
          <chart:axis chart:dimension="x" chart:name="secondary-x" chart:style-name="ch7"/>
          <chart:axis chart:dimension="y" chart:name="primary-y" chart:style-name="ch5">
            <chart:title svg:x="0.451cm" svg:y="8.387cm" chart:style-name="ch8">
              <text:p>Average 
Requests Per Second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RPS'.B2:'Websocket RPS'.B12" chart:label-cell-address="'Websocket RPS'.B1:'Websocket RPS'.B1" chart:class="chart:line">
            <chart:data-point chart:repeated="11"/>
          </chart:series>
          <chart:series chart:attached-axis="primary-y" chart:style-name="ch11" chart:values-cell-range-address="'Websocket RPS'.C2:'Websocket RPS'.C12" chart:label-cell-address="'Websocket RPS'.C1:'Websocket RPS'.C1" chart:class="chart:line">
            <chart:data-point chart:repeated="11"/>
          </chart:series>
          <chart:series chart:attached-axis="primary-y" chart:style-name="ch12" chart:values-cell-range-address="'Websocket RPS'.D2:'Websocket RPS'.D12" chart:label-cell-address="'Websocket RPS'.D1:'Websocket RPS'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RPS'.B1:'Websocket RPS'.B1</svg:desc>
                </draw:g>
              </table:table-cell>
              <table:table-cell office:value-type="string">
                <text:p>ArduinoMongoose</text:p>
                <draw:g>
                  <svg:desc>'Websocket RPS'.C1:'Websocket RPS'.C1</svg:desc>
                </draw:g>
              </table:table-cell>
              <table:table-cell office:value-type="string">
                <text:p>ESPAsyncTCP</text:p>
                <draw:g>
                  <svg:desc>'Websocket RPS'.D1:'Websocket RPS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RPS'.A2:'Websocket RPS'.A12</svg:desc>
                </draw:g>
              </table:table-cell>
              <table:table-cell office:value-type="float" office:value="35">
                <text:p>35</text:p>
                <draw:g>
                  <svg:desc>'Websocket RPS'.B2:'Websocket RPS'.B12</svg:desc>
                </draw:g>
              </table:table-cell>
              <table:table-cell office:value-type="float" office:value="62">
                <text:p>62</text:p>
                <draw:g>
                  <svg:desc>'Websocket RPS'.C2:'Websocket RPS'.C12</svg:desc>
                </draw:g>
              </table:table-cell>
              <table:table-cell office:value-type="float" office:value="71">
                <text:p>71</text:p>
                <draw:g>
                  <svg:desc>'Websocket RPS'.D2:'Websocket RPS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24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181">
                <text:p>1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194">
                <text:p>1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94">
                <text:p>19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35cm" svg:height="13.294cm" xlink:href=".." xlink:type="simple" chart:class="chart:line" chart:style-name="ch1">
        <chart:title svg:x="8.184cm" svg:y="0.4cm" chart:style-name="ch2">
          <text:p>Websockets Latency Performance</text:p>
        </chart:title>
        <chart:legend chart:legend-position="end" svg:x="19.371cm" svg:y="5.845cm" style:legend-expansion="high" chart:style-name="ch3"/>
        <chart:plot-area chart:style-name="ch4" table:cell-range-address="'Websocket Latency'.A1:'Websocket Latency'.D12" chart:data-source-has-labels="both" svg:x="1.453cm" svg:y="1.462cm" svg:width="17.446cm" svg:height="10.616cm">
          <chart:coordinate-region svg:x="2.104cm" svg:y="1.663cm" svg:width="16.593cm" svg:height="9.765cm"/>
          <chart:axis chart:dimension="x" chart:name="primary-x" chart:style-name="ch5" chartooo:axis-type="auto">
            <chartooo:date-scale/>
            <chart:title svg:x="8.199cm" svg:y="12.343cm" chart:style-name="ch6">
              <text:p>Simultaneous Connections</text:p>
            </chart:title>
            <chart:categories table:cell-range-address="'Websocket Latency'.A2:'Websocket Latency'.A12"/>
          </chart:axis>
          <chart:axis chart:dimension="x" chart:name="secondary-x" chart:style-name="ch7"/>
          <chart:axis chart:dimension="y" chart:name="primary-y" chart:style-name="ch5">
            <chart:title svg:x="0.451cm" svg:y="8.377cm" chart:style-name="ch8">
              <text:p>Average Latency (ms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'Websocket Latency'.B2:'Websocket Latency'.B12" chart:label-cell-address="'Websocket Latency'.B1:'Websocket Latency'.B1" chart:class="chart:line">
            <chart:data-point chart:repeated="11"/>
          </chart:series>
          <chart:series chart:attached-axis="primary-y" chart:style-name="ch11" chart:values-cell-range-address="'Websocket Latency'.C2:'Websocket Latency'.C12" chart:label-cell-address="'Websocket Latency'.C1:'Websocket Latency'.C1" chart:class="chart:line">
            <chart:data-point chart:repeated="11"/>
          </chart:series>
          <chart:series chart:attached-axis="primary-y" chart:style-name="ch12" chart:values-cell-range-address="'Websocket Latency'.D2:'Websocket Latency'.D12" chart:label-cell-address="'Websocket Latency'.D1:'Websocket Latency'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ychicHTTP</text:p>
                <draw:g>
                  <svg:desc>'Websocket Latency'.B1:'Websocket Latency'.B1</svg:desc>
                </draw:g>
              </table:table-cell>
              <table:table-cell office:value-type="string">
                <text:p>ArduinoMongoose</text:p>
                <draw:g>
                  <svg:desc>'Websocket Latency'.C1:'Websocket Latency'.C1</svg:desc>
                </draw:g>
              </table:table-cell>
              <table:table-cell office:value-type="string">
                <text:p>ESPAsyncTCP</text:p>
                <draw:g>
                  <svg:desc>'Websocket Latency'.D1:'Websocket Latency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ebsocket Latency'.A2:'Websocket Latency'.A12</svg:desc>
                </draw:g>
              </table:table-cell>
              <table:table-cell office:value-type="float" office:value="28">
                <text:p>28</text:p>
                <draw:g>
                  <svg:desc>'Websocket Latency'.B2:'Websocket Latency'.B12</svg:desc>
                </draw:g>
              </table:table-cell>
              <table:table-cell office:value-type="float" office:value="15.5">
                <text:p>15.5</text:p>
                <draw:g>
                  <svg:desc>'Websocket Latency'.C2:'Websocket Latency'.C12</svg:desc>
                </draw:g>
              </table:table-cell>
              <table:table-cell office:value-type="float" office:value="13.6">
                <text:p>13.6</text:p>
                <draw:g>
                  <svg:desc>'Websocket Latency'.D2:'Websocket Latency'.D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1">
                <text:p>37.1</text:p>
              </table:table-cell>
              <table:table-cell office:value-type="float" office:value="20.2">
                <text:p>20.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">
                <text:p>43.3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9.9">
                <text:p>49.9</text:p>
              </table:table-cell>
              <table:table-cell office:value-type="float" office:value="26.9">
                <text:p>26.9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.2">
                <text:p>54.2</text:p>
              </table:table-cell>
              <table:table-cell office:value-type="float" office:value="29.6">
                <text:p>29.6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9.6">
                <text:p>59.6</text:p>
              </table:table-cell>
              <table:table-cell office:value-type="float" office:value="32.6">
                <text:p>32.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5.1">
                <text:p>35.1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.1">
                <text:p>70.1</text:p>
              </table:table-cell>
              <table:table-cell office:value-type="float" office:value="35.4">
                <text:p>35.4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2">
                <text:p>66.2</text:p>
              </table:table-cell>
              <table:table-cell office:value-type="float" office:value="35.6">
                <text:p>35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4.2">
                <text:p>54.2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.7">
                <text:p>65.7</text:p>
              </table:table-cell>
              <table:table-cell office:value-type="float" office:value="57.7">
                <text:p>57.7</text:p>
              </table:table-cell>
              <table:table-cell office:value-type="float" office:value="37.2">
                <text:p>3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